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au1" style:family="table">
      <style:table-properties style:width="17cm" table:align="left"/>
    </style:style>
    <style:style style:name="Tableau1.A" style:family="table-column">
      <style:table-column-properties style:column-width="3.614cm"/>
    </style:style>
    <style:style style:name="Tableau1.B" style:family="table-column">
      <style:table-column-properties style:column-width="13.386cm"/>
    </style:style>
    <style:style style:name="Tableau1.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2.822cm"/>
    </style:style>
    <style:style style:name="Table1.B" style:family="table-column">
      <style:table-column-properties style:column-width="5.962cm"/>
    </style:style>
    <style:style style:name="Table1.C" style:family="table-column">
      <style:table-column-properties style:column-width="6.211cm"/>
    </style:style>
    <style:style style:name="Table1.D" style:family="table-column">
      <style:table-column-properties style:column-width="2.006cm"/>
    </style:style>
    <style:style style:name="Table1.A1" style:family="table-cell">
      <style:table-cell-properties style:vertical-align="middle" fo:padding="0.049cm" fo:border="none"/>
    </style:style>
    <style:style style:name="P1" style:family="paragraph" style:parent-style-name="Heading_20_1">
      <style:paragraph-properties fo:margin-top="0cm" fo:margin-bottom="0.499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499cm" style:contextual-spacing="false"/>
      <style:text-properties style:font-name="Times new roman" style:font-size-asian="12pt"/>
    </style:style>
    <style:style style:name="P3" style:family="paragraph" style:parent-style-name="Heading_20_2">
      <style:paragraph-properties fo:margin-top="0cm" fo:margin-bottom="0.499cm" style:contextual-spacing="false" fo:line-height="115%"/>
      <style:text-properties style:font-name="Times new roman" fo:font-size="12pt" style:font-size-asian="12pt" style:font-size-complex="12pt"/>
    </style:style>
    <style:style style:name="P4" style:family="paragraph" style:parent-style-name="Text_20_body" style:list-style-name="L1">
      <style:paragraph-properties fo:margin-top="0cm" fo:margin-bottom="0.499cm" style:contextual-spacing="false"/>
      <style:text-properties style:font-name="Times new roman" style:font-size-asian="12pt"/>
    </style:style>
    <style:style style:name="P5" style:family="paragraph" style:parent-style-name="Heading_20_2">
      <style:paragraph-properties fo:margin-top="0cm" fo:margin-bottom="0.499cm" style:contextual-spacing="false" fo:line-height="115%" fo:break-before="page"/>
      <style:text-properties style:font-name="Times new roman" fo:font-size="12pt" style:font-size-asian="12pt" style:font-size-complex="12pt"/>
    </style:style>
    <style:style style:name="P6" style:family="paragraph" style:parent-style-name="Text_20_body" style:list-style-name="L2">
      <style:paragraph-properties fo:margin-top="0cm" fo:margin-bottom="0.499cm" style:contextual-spacing="false"/>
      <style:text-properties style:font-name="Times new roman" style:font-size-asian="12pt"/>
    </style:style>
    <style:style style:name="P7" style:family="paragraph" style:parent-style-name="Table_20_Heading">
      <style:paragraph-properties fo:margin-top="0cm" fo:margin-bottom="0.499cm" style:contextual-spacing="false" fo:line-height="115%"/>
      <style:text-properties style:font-name="Times new roman" style:font-size-asian="12pt"/>
    </style:style>
    <style:style style:name="P8" style:family="paragraph" style:parent-style-name="Table_20_Contents">
      <style:paragraph-properties fo:margin-top="0cm" fo:margin-bottom="0.499cm" style:contextual-spacing="false" fo:line-height="115%"/>
      <style:text-properties style:font-name="Times new roman" style:font-size-asian="12pt"/>
    </style:style>
    <style:style style:name="P9" style:family="paragraph" style:parent-style-name="Text_20_body">
      <style:paragraph-properties fo:margin-top="0cm" fo:margin-bottom="0.499cm" style:contextual-spacing="false"/>
      <style:text-properties style:font-name="Times new roman" fo:font-size="12pt" style:font-size-asian="12pt" style:font-size-complex="12pt"/>
    </style:style>
    <style:style style:name="P10" style:family="paragraph" style:parent-style-name="Heading_20_1">
      <style:paragraph-properties fo:margin-top="0cm" fo:margin-bottom="0.499cm" style:contextual-spacing="false"/>
      <style:text-properties style:font-name="Times new roman" fo:font-size="12pt" officeooo:rsid="0026cb4e" officeooo:paragraph-rsid="002327bd" style:font-size-asian="12pt" style:font-size-complex="12pt"/>
    </style:style>
    <style:style style:name="P11" style:family="paragraph" style:parent-style-name="Heading_20_1">
      <style:paragraph-properties fo:margin-top="0cm" fo:margin-bottom="0.499cm" style:contextual-spacing="false" fo:break-before="page"/>
      <style:text-properties style:font-name="Times new roman" fo:font-size="12pt" officeooo:rsid="0026cb4e" officeooo:paragraph-rsid="002327bd" style:font-size-asian="12pt" style:font-size-complex="12pt"/>
    </style:style>
    <style:style style:name="P12" style:family="paragraph" style:parent-style-name="Text_20_body">
      <style:paragraph-properties fo:margin-top="0cm" fo:margin-bottom="0.499cm" style:contextual-spacing="false"/>
      <style:text-properties style:font-name="Times new roman" officeooo:rsid="0026cb4e" style:font-size-asian="12pt"/>
    </style:style>
    <style:style style:name="P13" style:family="paragraph" style:parent-style-name="Heading_20_2">
      <style:paragraph-properties fo:margin-top="0cm" fo:margin-bottom="0.499cm" style:contextual-spacing="false" fo:line-height="115%"/>
      <style:text-properties style:font-name="Times new roman" fo:font-size="12pt" officeooo:rsid="0026cb4e" style:font-size-asian="12pt" style:font-size-complex="12pt"/>
    </style:style>
    <style:style style:name="P14" style:family="paragraph" style:parent-style-name="Text_20_body" style:list-style-name="L3">
      <style:paragraph-properties fo:margin-top="0cm" fo:margin-bottom="0.499cm" style:contextual-spacing="false"/>
      <style:text-properties style:font-name="Times new roman" officeooo:rsid="0026cb4e" style:font-size-asian="12pt"/>
    </style:style>
    <style:style style:name="P15" style:family="paragraph" style:parent-style-name="Text_20_body" style:list-style-name="L3">
      <style:paragraph-properties fo:margin-top="0cm" fo:margin-bottom="0.499cm" style:contextual-spacing="false"/>
      <style:text-properties style:font-name="Times new roman" officeooo:rsid="00285f11" officeooo:paragraph-rsid="00285f11" style:font-size-asian="12pt"/>
    </style:style>
    <style:style style:name="P16" style:family="paragraph" style:parent-style-name="Heading_20_3">
      <style:paragraph-properties fo:margin-top="0cm" fo:margin-bottom="0.499cm" style:contextual-spacing="false" fo:line-height="115%"/>
      <style:text-properties style:font-name="Times new roman" fo:font-size="12pt" officeooo:rsid="0026cb4e" style:font-size-asian="12pt" style:font-size-complex="12pt"/>
    </style:style>
    <style:style style:name="P17" style:family="paragraph" style:parent-style-name="Text_20_body" style:list-style-name="L4">
      <style:paragraph-properties fo:margin-top="0cm" fo:margin-bottom="0.499cm" style:contextual-spacing="false"/>
      <style:text-properties style:font-name="Times new roman" officeooo:rsid="0026cb4e" style:font-size-asian="12pt"/>
    </style:style>
    <style:style style:name="P18" style:family="paragraph" style:parent-style-name="Text_20_body" style:list-style-name="L4">
      <style:paragraph-properties fo:margin-top="0cm" fo:margin-bottom="0.499cm" style:contextual-spacing="false"/>
      <style:text-properties style:font-name="Times new roman" officeooo:rsid="0029ad26" officeooo:paragraph-rsid="0029ad26" style:font-size-asian="12pt"/>
    </style:style>
    <style:style style:name="P19" style:family="paragraph" style:parent-style-name="Text_20_body">
      <style:paragraph-properties fo:margin-top="0cm" fo:margin-bottom="0.499cm" style:contextual-spacing="false" fo:line-height="115%"/>
      <style:text-properties style:font-name="Times new roman" officeooo:rsid="0026cb4e" style:font-size-asian="12pt"/>
    </style:style>
    <style:style style:name="P20" style:family="paragraph" style:parent-style-name="Text_20_body" style:list-style-name="L4">
      <style:paragraph-properties fo:margin-top="0cm" fo:margin-bottom="0.499cm" style:contextual-spacing="false" fo:break-before="page"/>
      <style:text-properties style:font-name="Times new roman" officeooo:rsid="0026cb4e" style:font-size-asian="12pt"/>
    </style:style>
    <style:style style:name="P21" style:family="paragraph" style:parent-style-name="Text_20_body" style:list-style-name="L4">
      <style:paragraph-properties fo:margin-top="0cm" fo:margin-bottom="0.499cm" style:contextual-spacing="false"/>
      <style:text-properties style:font-name="Times new roman" officeooo:rsid="002a861d" officeooo:paragraph-rsid="002a861d" style:font-size-asian="12pt"/>
    </style:style>
    <style:style style:name="P22" style:family="paragraph" style:parent-style-name="Text_20_body" style:list-style-name="L5">
      <style:paragraph-properties fo:margin-top="0cm" fo:margin-bottom="0.499cm" style:contextual-spacing="false"/>
      <style:text-properties style:font-name="Times new roman" officeooo:rsid="0026cb4e" style:font-size-asian="12pt"/>
    </style:style>
    <style:style style:name="P23" style:family="paragraph" style:parent-style-name="Text_20_body" style:list-style-name="L5">
      <style:paragraph-properties fo:margin-top="0cm" fo:margin-bottom="0.499cm" style:contextual-spacing="false"/>
      <style:text-properties style:font-name="Times new roman" officeooo:rsid="002d3382" officeooo:paragraph-rsid="002d3382" style:font-size-asian="12pt"/>
    </style:style>
    <style:style style:name="P24" style:family="paragraph" style:parent-style-name="Text_20_body" style:list-style-name="L6">
      <style:paragraph-properties fo:margin-top="0cm" fo:margin-bottom="0.499cm" style:contextual-spacing="false"/>
      <style:text-properties style:font-name="Times new roman" officeooo:rsid="0026cb4e" style:font-size-asian="12pt"/>
    </style:style>
    <style:style style:name="P25" style:family="paragraph" style:parent-style-name="Text_20_body">
      <style:paragraph-properties fo:margin-top="0cm" fo:margin-bottom="0.499cm" style:contextual-spacing="false" fo:break-before="page"/>
      <style:text-properties style:font-name="Times new roman" officeooo:rsid="0026cb4e" style:font-size-asian="12pt"/>
    </style:style>
    <style:style style:name="P26" style:family="paragraph" style:parent-style-name="Text_20_body">
      <style:paragraph-properties fo:margin-top="0cm" fo:margin-bottom="0.499cm" style:contextual-spacing="false"/>
      <style:text-properties style:font-name="Times new roman" officeooo:rsid="0026cb4e" officeooo:paragraph-rsid="0031bd97" style:font-size-asian="12pt"/>
    </style:style>
    <style:style style:name="P27" style:family="paragraph" style:parent-style-name="Text_20_body">
      <style:paragraph-properties fo:margin-top="0cm" fo:margin-bottom="0.499cm" style:contextual-spacing="false"/>
      <style:text-properties style:font-name="Times new roman" officeooo:rsid="0026cb4e" officeooo:paragraph-rsid="00335d69" style:font-size-asian="12pt"/>
    </style:style>
    <style:style style:name="P28" style:family="paragraph" style:parent-style-name="Text_20_body" style:list-style-name="L7">
      <style:paragraph-properties fo:margin-top="0cm" fo:margin-bottom="0.499cm" style:contextual-spacing="false"/>
      <style:text-properties style:font-name="Times new roman" officeooo:rsid="0026cb4e" style:font-size-asian="12pt"/>
    </style:style>
    <style:style style:name="P29" style:family="paragraph" style:parent-style-name="Text_20_body" style:list-style-name="L8">
      <style:paragraph-properties fo:margin-top="0cm" fo:margin-bottom="0.499cm" style:contextual-spacing="false"/>
      <style:text-properties style:font-name="Times new roman" officeooo:rsid="0026cb4e" style:font-size-asian="12pt"/>
    </style:style>
    <style:style style:name="P30" style:family="paragraph" style:parent-style-name="Text_20_body" style:list-style-name="L9">
      <style:paragraph-properties fo:margin-top="0cm" fo:margin-bottom="0.499cm" style:contextual-spacing="false"/>
      <style:text-properties style:font-name="Times new roman" officeooo:rsid="0026cb4e" style:font-size-asian="12pt"/>
    </style:style>
    <style:style style:name="P31" style:family="paragraph" style:parent-style-name="Text_20_body" style:list-style-name="L10">
      <style:paragraph-properties fo:margin-top="0cm" fo:margin-bottom="0.499cm" style:contextual-spacing="false"/>
      <style:text-properties style:font-name="Times new roman" officeooo:rsid="0026cb4e" style:font-size-asian="12pt"/>
    </style:style>
    <style:style style:name="P32" style:family="paragraph" style:parent-style-name="Text_20_body" style:list-style-name="L10">
      <style:paragraph-properties fo:margin-top="0cm" fo:margin-bottom="0.499cm" style:contextual-spacing="false"/>
      <style:text-properties style:font-name="Times new roman" fo:font-weight="bold" officeooo:rsid="00345f9e" officeooo:paragraph-rsid="00345f9e" style:font-size-asian="12pt" style:font-weight-asian="bold" style:font-weight-complex="bold"/>
    </style:style>
    <style:style style:name="P33" style:family="paragraph" style:parent-style-name="Text_20_body" style:list-style-name="L10">
      <style:paragraph-properties fo:margin-top="0cm" fo:margin-bottom="0.499cm" style:contextual-spacing="false"/>
      <style:text-properties style:font-name="Times new roman" officeooo:rsid="00345f9e" officeooo:paragraph-rsid="00345f9e" style:font-size-asian="12pt"/>
    </style:style>
    <style:style style:name="P34" style:family="paragraph" style:parent-style-name="Heading_20_2">
      <style:paragraph-properties fo:margin-top="0cm" fo:margin-bottom="0.499cm" style:contextual-spacing="false" fo:break-before="page"/>
      <style:text-properties style:font-name="Times new roman" fo:font-weight="normal" officeooo:rsid="0037c0b5" officeooo:paragraph-rsid="0036d2d6" style:font-size-asian="12pt" style:font-weight-asian="normal" style:font-weight-complex="normal"/>
    </style:style>
    <style:style style:name="P35" style:family="paragraph" style:parent-style-name="Text_20_body">
      <style:paragraph-properties fo:margin-top="0cm" fo:margin-bottom="0.499cm" style:contextual-spacing="false"/>
      <style:text-properties style:font-name="Times new roman" officeooo:rsid="0037c0b5" style:font-size-asian="12pt"/>
    </style:style>
    <style:style style:name="P36" style:family="paragraph" style:parent-style-name="Heading_20_3">
      <style:paragraph-properties fo:margin-top="0cm" fo:margin-bottom="0.499cm" style:contextual-spacing="false" fo:line-height="115%"/>
      <style:text-properties style:font-name="Times new roman" fo:font-weight="normal" officeooo:rsid="0037c0b5" style:font-size-asian="12pt" style:font-weight-asian="normal" style:font-weight-complex="normal"/>
    </style:style>
    <style:style style:name="P37" style:family="paragraph" style:parent-style-name="Text_20_body" style:list-style-name="L11">
      <style:paragraph-properties fo:margin-top="0cm" fo:margin-bottom="0.499cm" style:contextual-spacing="false"/>
      <style:text-properties style:font-name="Times new roman" officeooo:rsid="0037c0b5" style:font-size-asian="12pt"/>
    </style:style>
    <style:style style:name="P38" style:family="paragraph" style:parent-style-name="Text_20_body">
      <style:paragraph-properties fo:margin-top="0cm" fo:margin-bottom="0.499cm" style:contextual-spacing="false"/>
      <style:text-properties style:font-name="Times new roman" fo:font-weight="normal" officeooo:rsid="0037c0b5" officeooo:paragraph-rsid="0036d2d6" style:font-size-asian="12pt" style:font-weight-asian="normal" style:font-weight-complex="normal"/>
    </style:style>
    <style:style style:name="P39" style:family="paragraph" style:parent-style-name="Heading_20_1">
      <style:paragraph-properties fo:margin-top="0cm" fo:margin-bottom="0.499cm" style:contextual-spacing="false" fo:break-before="page"/>
      <style:text-properties style:font-name="Times new roman" fo:font-weight="normal" officeooo:rsid="0037c0b5" officeooo:paragraph-rsid="0036d2d6" style:font-size-asian="12pt" style:font-weight-asian="normal" style:font-weight-complex="normal"/>
    </style:style>
    <style:style style:name="P40" style:family="paragraph" style:parent-style-name="Heading_20_2">
      <style:paragraph-properties fo:margin-top="0cm" fo:margin-bottom="0.499cm" style:contextual-spacing="false" fo:line-height="115%"/>
      <style:text-properties style:font-name="Times new roman" fo:font-weight="normal" officeooo:rsid="0037c0b5" style:font-size-asian="12pt" style:font-weight-asian="normal" style:font-weight-complex="normal"/>
    </style:style>
    <style:style style:name="P41" style:family="paragraph" style:parent-style-name="Text_20_body" style:list-style-name="L12">
      <style:paragraph-properties fo:margin-top="0cm" fo:margin-bottom="0.499cm" style:contextual-spacing="false"/>
      <style:text-properties style:font-name="Times new roman" officeooo:rsid="0037c0b5" style:font-size-asian="12pt"/>
    </style:style>
    <style:style style:name="P42" style:family="paragraph" style:parent-style-name="Horizontal_20_Line">
      <style:paragraph-properties fo:line-height="115%"/>
      <style:text-properties style:font-name="Times new roman" officeooo:rsid="0037c0b5" style:font-size-asian="12pt"/>
    </style:style>
    <style:style style:name="P43" style:family="paragraph" style:parent-style-name="Text_20_body" style:list-style-name="L13">
      <style:paragraph-properties fo:margin-top="0cm" fo:margin-bottom="0.499cm" style:contextual-spacing="false"/>
      <style:text-properties style:font-name="Times new roman" officeooo:rsid="0037c0b5" style:font-size-asian="12pt"/>
    </style:style>
    <style:style style:name="P44" style:family="paragraph" style:parent-style-name="Text_20_body" style:list-style-name="L14">
      <style:paragraph-properties fo:margin-top="0cm" fo:margin-bottom="0.499cm" style:contextual-spacing="false"/>
      <style:text-properties style:font-name="Times new roman" officeooo:rsid="0037c0b5" style:font-size-asian="12pt"/>
    </style:style>
    <style:style style:name="P45" style:family="paragraph" style:parent-style-name="Text_20_body" style:list-style-name="L15">
      <style:paragraph-properties fo:margin-top="0cm" fo:margin-bottom="0.499cm" style:contextual-spacing="false"/>
      <style:text-properties style:font-name="Times new roman" officeooo:rsid="0037c0b5" style:font-size-asian="12pt"/>
    </style:style>
    <style:style style:name="P46" style:family="paragraph" style:parent-style-name="Text_20_body">
      <style:paragraph-properties fo:margin-top="0cm" fo:margin-bottom="0.499cm" style:contextual-spacing="false" fo:break-before="page"/>
      <style:text-properties style:font-name="Times new roman" fo:font-weight="normal" officeooo:rsid="003dac20" officeooo:paragraph-rsid="003dac20" style:font-size-asian="12pt" style:font-weight-asian="normal" style:font-weight-complex="normal"/>
    </style:style>
    <style:style style:name="P47" style:family="paragraph" style:parent-style-name="Text_20_body" style:list-style-name="L16">
      <style:paragraph-properties fo:margin-top="0cm" fo:margin-bottom="0.499cm" style:contextual-spacing="false"/>
      <style:text-properties style:font-name="Times new roman" officeooo:rsid="0037c0b5" style:font-size-asian="12pt"/>
    </style:style>
    <style:style style:name="T1" style:family="text">
      <style:text-properties officeooo:rsid="003094b0"/>
    </style:style>
    <style:style style:name="T2" style:family="text">
      <style:text-properties officeooo:rsid="002ba714"/>
    </style:style>
    <style:style style:name="T3" style:family="text">
      <style:text-properties officeooo:rsid="002d276c"/>
    </style:style>
    <style:style style:name="T4" style:family="text">
      <style:text-properties officeooo:rsid="002d3382"/>
    </style:style>
    <style:style style:name="T5" style:family="text">
      <style:text-properties officeooo:rsid="002ea58f"/>
    </style:style>
    <style:style style:name="T6" style:family="text">
      <style:text-properties officeooo:rsid="0031bd97"/>
    </style:style>
    <style:style style:name="T7" style:family="text">
      <style:text-properties fo:font-weight="normal" officeooo:rsid="0031bd97" style:font-weight-asian="normal" style:font-weight-complex="normal"/>
    </style:style>
    <style:style style:name="T8" style:family="text">
      <style:text-properties fo:font-weight="normal" officeooo:rsid="00335d69" style:font-weight-asian="normal" style:font-weight-complex="normal"/>
    </style:style>
    <style:style style:name="T9" style:family="text">
      <style:text-properties officeooo:rsid="003099b9"/>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3979f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ÉGEZ VOTRE MATÉRIEL PROFESSIONNEL</text:h>
      <text:p text:style-name="P2">Le matériel de valeur est une cible. Ces trois règles d'or vous aident à protéger votre équipement et surtout vos <text:span text:style-name="Strong_20_Emphasis">données confidentielles</text:span>.</text:p>
      <text:h text:style-name="P3" text:outline-level="2">1. Contre le VOL et l'INTIMIDATION</text:h>
      <text:p text:style-name="P2"><text:span text:style-name="Strong_20_Emphasis">Règle clé : La discrétion est votre meilleure sécurité.</text:span></text:p>
      <text:list text:style-name="L1">
        <text:list-item>
          <text:p text:style-name="P4"><text:span text:style-name="Strong_20_Emphasis">Gard</text:span><text:span text:style-name="Strong_20_Emphasis"><text:span text:style-name="T1">er à portée de main</text:span></text:span><text:span text:style-name="Strong_20_Emphasis"> :</text:span> Gardez toujours votre sac et votre matériel à <text:span text:style-name="Strong_20_Emphasis">portée de main et de vue</text:span> en public.</text:p>
        </text:list-item>
        <text:list-item>
          <text:p text:style-name="P4"><text:span text:style-name="Strong_20_Emphasis">Discrétion Absolue :</text:span> Évitez de manipuler le matériel plus que nécessaire. <text:span text:style-name="Strong_20_Emphasis">Rangez-le dans sa housse</text:span> dès que vous avez terminé de l'utiliser.</text:p>
        </text:list-item>
        <text:list-item>
          <text:p text:style-name="P4"><text:span text:style-name="Strong_20_Emphasis">Confidentialité :</text:span> Utilisez des filtres d'écran pour bloquer les regards latéraux. Évitez de traiter les données sensibles dans les lieux publics.</text:p>
        </text:list-item>
        <text:list-item>
          <text:p text:style-name="P4"><text:span text:style-name="Strong_20_Emphasis">Téléphone :</text:span> Privilégiez les <text:span text:style-name="Strong_20_Emphasis">poches intérieures</text:span> de veste ou les sacs fermés. Évitez les poches extérieures de pantalon.</text:p>
        </text:list-item>
      </text:list>
      <text:h text:style-name="P3" text:outline-level="2"/>
      <text:h text:style-name="P5" text:outline-level="2">2. Contre l'OUBLI et la PERTE</text:h>
      <text:p text:style-name="P2"><text:span text:style-name="Strong_20_Emphasis">Règle clé : Adoptez un rituel de rangement immédiat.</text:span></text:p>
      <text:list text:style-name="L2">
        <text:list-item>
          <text:p text:style-name="P6"><text:span text:style-name="Strong_20_Emphasis">Rangement Systématique :</text:span> Rangez toujours votre ordinateur portable <text:span text:style-name="Strong_20_Emphasis">avant</text:span> de quitter votre siège.</text:p>
        </text:list-item>
        <text:list-item>
          <text:p text:style-name="P6"><text:span text:style-name="Strong_20_Emphasis">Association Vitale :</text:span> Liez mentalement votre matériel à un objet indispensable (clés, portefeuille) pour que l'absence de l'un vous rappelle l'autre.</text:p>
        </text:list-item>
        <text:list-item>
          <text:p text:style-name="P6"><text:span text:style-name="Strong_20_Emphasis">Place Fixe :</text:span> À la maison ou au bureau, définissez un emplacement précis pour éviter les recherches et les accidents.</text:p>
        </text:list-item>
        <text:list-item>
          <text:p text:style-name="P6"><text:span text:style-name="Strong_20_Emphasis">Proximité :</text:span> Dans un lieu de passage, placez votre matériel <text:span text:style-name="Strong_20_Emphasis">près de la sortie</text:span> pour ne pas l'oublier en partant.</text:p>
        </text:list-item>
      </text:list>
      <text:h text:style-name="P3" text:outline-level="2">3. Contre la CASSE et les DOMMAGES</text:h>
      <text:p text:style-name="P2"><text:span text:style-name="Strong_20_Emphasis">Règle d'or : La vigilance évite l'irréparable.</text:span></text:p>
      <table:table table:name="Tableau1" table:style-name="Tableau1">
        <table:table-column table:style-name="Tableau1.A"/>
        <table:table-column table:style-name="Tableau1.B"/>
        <table:table-row>
          <table:table-cell table:style-name="Tableau1.A1" office:value-type="string">
            <text:p text:style-name="P7">Risque</text:p>
          </table:table-cell>
          <table:table-cell table:style-name="Tableau1.A1" office:value-type="string">
            <text:p text:style-name="P7">Prévention ESSENTIELLE</text:p>
          </table:table-cell>
        </table:table-row>
        <table:table-row>
          <table:table-cell table:style-name="Tableau1.A1" office:value-type="string">
            <text:p text:style-name="P8"><text:span text:style-name="Strong_20_Emphasis">Chutes/Pression</text:span></text:p>
          </table:table-cell>
          <table:table-cell table:style-name="Tableau1.A1" office:value-type="string">
            <text:p text:style-name="P8"><text:span text:style-name="Strong_20_Emphasis">Ne jamais laisser tomber.</text:span> Ne mettez rien de lourd sur l'appareil et ne vous asseyez pas dessus.</text:p>
          </table:table-cell>
        </table:table-row>
        <table:table-row>
          <table:table-cell table:style-name="Tableau1.A1" office:value-type="string">
            <text:p text:style-name="P8"><text:span text:style-name="Strong_20_Emphasis">Liquides</text:span></text:p>
          </table:table-cell>
          <table:table-cell table:style-name="Tableau1.A1" office:value-type="string">
            <text:p text:style-name="P8"><text:span text:style-name="Strong_20_Emphasis">Éloignez les boissons</text:span> (café, eau) du poste de travail.</text:p>
          </table:table-cell>
        </table:table-row>
        <table:table-row>
          <table:table-cell table:style-name="Tableau1.A1" office:value-type="string">
            <text:p text:style-name="P8"><text:span text:style-name="Strong_20_Emphasis">Électricité</text:span></text:p>
          </table:table-cell>
          <table:table-cell table:style-name="Tableau1.A1" office:value-type="string">
            <text:p text:style-name="P8">Utilisez <text:span text:style-name="Strong_20_Emphasis">uniquement le chargeur adapté</text:span> et débranchez en cas d'orage (surtension).</text:p>
          </table:table-cell>
        </table:table-row>
        <table:table-row>
          <table:table-cell table:style-name="Tableau1.A1" office:value-type="string">
            <text:p text:style-name="P8"><text:span text:style-name="Strong_20_Emphasis">Environnement</text:span></text:p>
          </table:table-cell>
          <table:table-cell table:style-name="Tableau1.A1" office:value-type="string">
            <text:p text:style-name="P8">Évitez l'exposition prolongée à la <text:span text:style-name="Strong_20_Emphasis">chaleur, à l'humidité</text:span> ou aux surfaces bloquant la ventilation (poussière, tissu).</text:p>
          </table:table-cell>
        </table:table-row>
        <table:table-row>
          <table:table-cell table:style-name="Tableau1.A1" office:value-type="string">
            <text:p text:style-name="P8"><text:span text:style-name="Strong_20_Emphasis">Rayures</text:span></text:p>
          </table:table-cell>
          <table:table-cell table:style-name="Tableau1.A1" office:value-type="string">
            <text:p text:style-name="P8">Ne rangez pas le matériel avec des objets durs (clés, stylos).</text:p>
          </table:table-cell>
        </table:table-row>
        <table:table-row>
          <table:table-cell table:style-name="Tableau1.A1" office:value-type="string">
            <text:p text:style-name="P8"><text:span text:style-name="Strong_20_Emphasis">Problème Technique</text:span></text:p>
          </table:table-cell>
          <table:table-cell table:style-name="Tableau1.A1" office:value-type="string">
            <text:p text:style-name="P8">Ne tentez <text:span text:style-name="Strong_20_Emphasis">jamais de réparer</text:span> vous-même. Confiez l'appareil à un technicien.</text:p>
          </table:table-cell>
        </table:table-row>
      </table:table>
      <text:p text:style-name="P9"/>
      <text:h text:style-name="P10" text:outline-level="1"/>
      <text:h text:style-name="P11" text:outline-level="1">PROTÉGEZ VOS SUPPORTS AMOVIBLES</text:h>
      <text:p text:style-name="P12">Les supports amovibles (clés USB, cartes mémoire, disques optiques, téléphones connectés) sont un point faible fréquent pour la sécurité. Ils sont de puissants vecteurs de cyberattaques et de fuites de données.</text:p>
      <text:h text:style-name="P13" text:outline-level="2">Les Risques Clés</text:h>
      <text:p text:style-name="P12">Un support amovible infecté ou malveillant peut entraîner :</text:p>
      <text:list text:style-name="L3">
        <text:list-item>
          <text:p text:style-name="P14"><text:span text:style-name="Strong_20_Emphasis">Introduction de virus</text:span> et logiciels malveillants dans le système.</text:p>
        </text:list-item>
        <text:list-item>
          <text:p text:style-name="P14"><text:span text:style-name="Strong_20_Emphasis">Fuite ou destruction de données</text:span> (clients ou stratégiques pour l'entreprise).</text:p>
        </text:list-item>
        <text:list-item>
          <text:p text:style-name="P14"><text:span text:style-name="Strong_20_Emphasis">Compromission totale</text:span> du poste de travail via de fausses clés USB (comme les "Rubber Duckies").</text:p>
          <text:list>
            <text:list-item>
              <text:p text:style-name="P15">Les Rubber Duckies sont des clés semblables à celle qu’on a d’habitude, mais qui a la place de contenir une arborescence, contiennent un script qui s’executent une fois branchées.</text:p>
            </text:list-item>
          </text:list>
        </text:list-item>
      </text:list>
      <text:h text:style-name="P13" text:outline-level="2">Mesures de Prévention ESSENTIELLES</text:h>
      <text:p text:style-name="P12"><text:span text:style-name="Strong_20_Emphasis">Règle clé : La prudence est non négociable.</text:span></text:p>
      <text:h text:style-name="P16" text:outline-level="3">1. Sécurité Logique</text:h>
      <text:list text:style-name="L4">
        <text:list-item>
          <text:p text:style-name="P17"><text:span text:style-name="Strong_20_Emphasis">Analyse Antivirus :</text:span> Lancez <text:span text:style-name="Strong_20_Emphasis">systématiquement une analyse antivirus</text:span> sur tout support amovible avant d'ouvrir ou d'utiliser des fichiers.</text:p>
        </text:list-item>
        <text:list-item>
          <text:p text:style-name="P17"><text:span text:style-name="Strong_20_Emphasis">Désactivation Automatique :</text:span> Assurez-vous que l'<text:span text:style-name="Strong_20_Emphasis">exécution automatique</text:span> des supports amovibles est désactivée sur votre poste de travail.</text:p>
          <text:list>
            <text:list-item>
              <text:p text:style-name="P18">Ca évite a une rubber duckies mentionnées plus tôt de lancer un script sans qu’on lui l’ait demandés.</text:p>
            </text:list-item>
          </text:list>
        </text:list-item>
      </text:list>
      <text:p text:style-name="P19"><text:span text:style-name="Strong_20_Emphasis"/></text:p>
      <text:list text:continue-numbering="true" text:style-name="L4">
        <text:list-item>
          <text:p text:style-name="P20"><text:span text:style-name="Strong_20_Emphasis">Chiffrement :</text:span> Si possible, <text:span text:style-name="Strong_20_Emphasis">chiffrez</text:span> les données stockées sur vos clés USB et disques externes.</text:p>
          <text:list>
            <text:list-item>
              <text:p text:style-name="P18">Ca peut se faire a l’aide de logiciel parfois intégrés selon le système d’exploitations.</text:p>
            </text:list-item>
            <text:list-item>
              <text:p text:style-name="P18">Sous Windows, BitLocker est un logiciel qui existe pour ça. </text:p>
              <text:list>
                <text:list-item>
                  <text:p text:style-name="P18">1. Brancher la clé</text:p>
                </text:list-item>
                <text:list-item>
                  <text:p text:style-name="P18">2. Clic droit sur la clé dans l’explorateur → Selectionner « Activer BitLocker »</text:p>
                </text:list-item>
                <text:list-item>
                  <text:p text:style-name="P18">3. <text:s/>Choisir un mot de passe unique de <text:s/>minimum 15 caractères</text:p>
                </text:list-item>
                <text:list-item>
                  <text:p text:style-name="P18">4. Sauvegarder la clé de récupération quelque part a un endroit accessible uniquement par vous.</text:p>
                </text:list-item>
                <text:list-item>
                  <text:p text:style-name="P21">Désormais votre clé est chiffrée et n’est accessible que par mot de passe ou à l’aide de votre clé de récupération (=Mot de passe prédéfnii par bitlocker en cas de perte du mot de passe initial).</text:p>
                </text:list-item>
              </text:list>
            </text:list-item>
          </text:list>
        </text:list-item>
      </text:list>
      <text:h text:style-name="P16" text:outline-level="3">2. Bonnes Pratiques</text:h>
      <text:list text:style-name="L5">
        <text:list-item>
          <text:p text:style-name="P22"><text:span text:style-name="Strong_20_Emphasis">Prêts et Échanges :</text:span> <text:span text:style-name="Strong_20_Emphasis">Évitez strictement les échanges et les prêts</text:span> de supports amovibles, même entre collègues. <text:span text:style-name="T2">C’est d’ailleurs en général interdit.</text:span></text:p>
        </text:list-item>
        <text:list-item>
          <text:p text:style-name="P22"><text:span text:style-name="Strong_20_Emphasis">Supports Inconnus :</text:span> <text:span text:style-name="Strong_20_Emphasis">N'utilisez jamais</text:span> une clé USB trouvée ou donnée par une source inconnue. <text:span text:style-name="T3">Vous ne connaissez pas les intentions de la personnes qui vous l’a donnée ni d’ou la clé viens, qui pourrait executer un virus ou un logiciel malveillant sur votre ordinateur.</text:span></text:p>
        </text:list-item>
        <text:list-item>
          <text:p text:style-name="P22"><text:span text:style-name="Strong_20_Emphasis">Sauvegarde :</text:span> Évitez le formatage "rapide" qui ne garantit pas l'effacement complet des données sensibles. <text:span text:style-name="T4">Si vous devez réinitialiser votre ordinateur, il faut veiller à ce qu’il ne reste rien de sensible sur cet ordinateur</text:span></text:p>
        </text:list-item>
        <text:list-item>
          <text:p text:style-name="P23">Veillez lors du formatage de conserver, si necessair, les données que vous aviez dessus, à l’aide en général d’un réseau interne, plus sécurité qu’un cloud google.</text:p>
        </text:list-item>
      </text:list>
      <text:h text:style-name="P16" text:outline-level="3">3. Stockage Physique</text:h>
      <text:list text:style-name="L6">
        <text:list-item>
          <text:p text:style-name="P24"><text:span text:style-name="Strong_20_Emphasis">Rangement Sécurisé :</text:span> Lorsque les supports ne sont pas utilisés, stockez-les correctement : dans un étui dédié, sous clé, ou dans une <text:span text:style-name="Strong_20_Emphasis">armoire de sécurité</text:span>. <text:span text:style-name="T5">Personne a part vous ne dois y avoir accès.</text:span></text:p>
        </text:list-item>
      </text:list>
      <text:p text:style-name="P25"><text:span text:style-name="Strong_20_Emphasis"/></text:p>
      <text:p text:style-name="P26"><text:span text:style-name="Strong_20_Emphasis"><text:span text:style-name="T6">LAPTOPS, TABLETTE ET SMARTPHONES… D’AUTRES SOURCE DE RISQUE ?</text:span></text:span></text:p>
      <text:p text:style-name="P26"><text:span text:style-name="Strong_20_Emphasis"><text:span text:style-name="T7">Ces outils informatique, en n’omettant biensûr pas les montre connectés, présenteaussi un potentiel risque. <text:line-break/>Des hackeurs sont en mesures d’accéder à la caméra, au micro voire même à la géolocalisation de votre appareil, à l’aide de virus appellés « Spyware » ! </text:span></text:span></text:p>
      <text:p text:style-name="P27"><text:span text:style-name="Strong_20_Emphasis"><text:span text:style-name="T8">Mais evidemment, chaque chose ayant sa solution, il y a bien des moyens de se prémunir de ses risques.</text:span></text:span></text:p>
      <text:p text:style-name="P26"><text:span text:style-name="Strong_20_Emphasis"><text:span text:style-name="T7">Que faire ?</text:span></text:span></text:p>
      <text:list xml:id="list102554506531849" text:continue-numbering="true" text:style-name="L6">
        <text:list-item>
          <text:p text:style-name="P24"><text:span text:style-name="Strong_20_Emphasis">Webcam :</text:span> Couvrez systématiquement l’objectif de votre webcam lorsqu’elle n’est pas utilisée.</text:p>
        </text:list-item>
        <text:list-item text:style-override="L7">
          <text:p text:style-name="P28"><text:span text:style-name="Strong_20_Emphasis">Paramètres matériels :</text:span> Désactivez la webcam et le micro directement dans le BIOS pour éviter toute activation non désirée.</text:p>
        </text:list-item>
        <text:list-item text:style-override="L8">
          <text:p text:style-name="P29"><text:span text:style-name="Strong_20_Emphasis">Assistants vocaux :</text:span> Éteignez les assistants vocaux quand ils ne sont pas nécessaires.</text:p>
        </text:list-item>
        <text:list-item text:style-override="L9">
          <text:p text:style-name="P30"><text:span text:style-name="Strong_20_Emphasis">Appareils connectés :</text:span> Interdisez la présence d’appareils connectés, montres incluses, lors de discussions importantes.</text:p>
        </text:list-item>
        <text:list-item text:style-override="L10">
          <text:p text:style-name="P31"><text:span text:style-name="Strong_20_Emphasis">Logiciels suspects :</text:span> En cas de comportement inhabituel ou de suspicion de logiciel espion, <text:span text:style-name="T9">faites réinstaler votre matériel auprès de l’équipe IT. </text:span></text:p>
        </text:list-item>
        <text:list-item text:style-override="L10">
          <text:p text:style-name="P32">Surveillez ce que l’on télécharge : <text:span text:style-name="T10">Il ne faut pas télécharger n’importe quoi de n’importe quelle sources. </text:span></text:p>
        </text:list-item>
        <text:list-item text:style-override="L10">
          <text:p text:style-name="P32">Eviter les WiFI publics : <text:span text:style-name="T10">Les wifi public, dans des bar, café etc. sont evidemment dangereux. On peut néanmoins utiliser ce réseau à l’aide d’un VPN. </text:span></text:p>
        </text:list-item>
        <text:list-item text:style-override="L10">
          <text:p text:style-name="P33"><text:span text:style-name="T11">Mises à jours </text:span><text:span text:style-name="T10">: Mettez régulièrement votre appareil à jour avec les dernier dispositif de sécurité mis en place par le fabricant.</text:span></text:p>
        </text:list-item>
      </text:list>
      <text:h text:style-name="P34" text:outline-level="2">L’obsolescence des systèmes de sécurité</text:h>
      <text:p text:style-name="P35">Nous connaissons tous les <text:span text:style-name="Strong_20_Emphasis">antivirus</text:span>. Ces outils reposent sur des <text:span text:style-name="Strong_20_Emphasis">bases de données de menaces répertoriées</text:span>, qu’ils consultent pour vérifier si un fichier correspond à une menace connue.<text:line-break/>S’il y a correspondance, l’antivirus agit immédiatement pour <text:span text:style-name="Strong_20_Emphasis">neutraliser ou supprimer</text:span> la menace.</text:p>
      <text:p text:style-name="P35">Cependant, <text:span text:style-name="Strong_20_Emphasis">un antivirus non mis à jour</text:span> présente un risque majeur : il ne reconnaît pas les nouvelles menaces. Cela peut conduire à <text:span text:style-name="Strong_20_Emphasis">l’installation involontaire de malwares</text:span> ou d’autres logiciels malveillants.<text:line-break/>Il est donc essentiel de <text:span text:style-name="Strong_20_Emphasis">choisir un bon antivirus</text:span> et, surtout, de <text:span text:style-name="Strong_20_Emphasis">le maintenir à jour</text:span>, ainsi que tout le système d’exploitation et les logiciels de sécurité natifs, <text:span text:style-name="T12">puisqu’en effet, les systèmes d’exploitation doivent aussi répondre à des exigences de sécurité.</text:span></text:p>
      <text:h text:style-name="P36" text:outline-level="3"/>
      <text:h text:style-name="P36" text:outline-level="3"><text:s/>Mesures à mettre en place</text:h>
      <text:list text:style-name="L11">
        <text:list-item>
          <text:p text:style-name="P37"><text:span text:style-name="Strong_20_Emphasis">Mettre en œuvre une stratégie de mise à jour automatique</text:span></text:p>
          <text:list>
            <text:list-item>
              <text:p text:style-name="P37">Activer les notifications lorsqu’une mise à jour est disponible.</text:p>
            </text:list-item>
            <text:list-item>
              <text:p text:style-name="P37">Planifier les mises à jour en dehors des heures de travail (par exemple, via le service IT pour les postes fixes).</text:p>
            </text:list-item>
          </text:list>
        </text:list-item>
        <text:list-item>
          <text:p text:style-name="P37"><text:span text:style-name="Strong_20_Emphasis">Appliquer la même stratégie aux applications et au système</text:span></text:p>
          <text:list>
            <text:list-item>
              <text:p text:style-name="P37">L’objectif est de <text:span text:style-name="Strong_20_Emphasis">garantir une sécurité constante</text:span> et d’éviter tout oubli dans les mises à jour.</text:p>
            </text:list-item>
          </text:list>
        </text:list-item>
        <text:list-item>
          <text:p text:style-name="P37"><text:span text:style-name="Strong_20_Emphasis">Éviter les logiciels piratés ou non autorisés</text:span></text:p>
          <text:list>
            <text:list-item>
              <text:p text:style-name="P37">Les versions gratuites de logiciels normalement payants représentent souvent un risque (cracks, malwares, etc.).</text:p>
            </text:list-item>
            <text:list-item>
              <text:p text:style-name="P37">Seules les versions fournies ou validées par l’entreprise doivent être installées.</text:p>
            </text:list-item>
            <text:list-item>
              <text:p text:style-name="P37"><text:span text:style-name="Strong_20_Emphasis">Ne jamais connecter un appareil personnel</text:span> à une machine professionnelle pour éviter toute contamination croisée.</text:p>
            </text:list-item>
          </text:list>
        </text:list-item>
      </text:list>
      <text:p text:style-name="P38"/>
      <text:h text:style-name="P39" text:outline-level="1"><text:span text:style-name="Strong_20_Emphasis">Sécurité du Matériel Informatique : Protection et Sauvegarde des Données</text:span></text:h>
      <text:h text:style-name="P40" text:outline-level="2"><text:span text:style-name="Strong_20_Emphasis">1. Principaux risques</text:span></text:h>
      <text:list text:style-name="L12">
        <text:list-item>
          <text:p text:style-name="P41"><text:span text:style-name="Strong_20_Emphasis">Défaillance technique</text:span> : panne de disque dur ou support illisible</text:p>
        </text:list-item>
        <text:list-item>
          <text:p text:style-name="P41"><text:span text:style-name="Strong_20_Emphasis">Erreur humaine</text:span> : effacement involontaire des données</text:p>
        </text:list-item>
        <text:list-item>
          <text:p text:style-name="P41"><text:span text:style-name="Strong_20_Emphasis">Virus / malware</text:span> : corruption ou suppression des fichiers</text:p>
        </text:list-item>
      </text:list>
      <text:p text:style-name="P42"/>
      <text:h text:style-name="P40" text:outline-level="2"><text:span text:style-name="Strong_20_Emphasis">2. Bonnes pratiques et mesures de protection</text:span></text:h>
      <text:h text:style-name="P36" text:outline-level="3"><text:span text:style-name="Strong_20_Emphasis">Stratégie de sauvegarde</text:span></text:h>
      <text:list text:style-name="L13">
        <text:list-item>
          <text:p text:style-name="P43">Regrouper et classer les données à sauvegarder (fichiers, dossiers, disques…)</text:p>
        </text:list-item>
        <text:list-item>
          <text:p text:style-name="P43">Définir la fréquence de sauvegarde (quotidienne, hebdomadaire…)</text:p>
        </text:list-item>
        <text:list-item>
          <text:p text:style-name="P43">Choisir la méthode adaptée : <text:span text:style-name="Strong_20_Emphasis">totale, différentielle, incrémentielle ou miroir</text:span></text:p>
        </text:list-item>
        <text:list-item>
          <text:p text:style-name="P43">Prévoir <text:span text:style-name="Strong_20_Emphasis">deux sites distincts</text:span> pour stocker les sauvegardes (ex. coffre anti-feu ou site secondaire)</text:p>
        </text:list-item>
      </text:list>
      <text:h text:style-name="P36" text:outline-level="3"><text:span text:style-name="Strong_20_Emphasis">Supports de sauvegarde</text:span></text:h>
      <text:list text:style-name="L14">
        <text:list-item>
          <text:p text:style-name="P44"><text:span text:style-name="Strong_20_Emphasis">Physiques</text:span> : Clé USB, CD, DVD, bandes LTO</text:p>
        </text:list-item>
        <text:list-item>
          <text:p text:style-name="P44"><text:span text:style-name="Strong_20_Emphasis">Réseau / Serveur</text:span> : NAS</text:p>
        </text:list-item>
        <text:list-item>
          <text:p text:style-name="P44"><text:span text:style-name="Strong_20_Emphasis">Cloud</text:span> : stockage en ligne sécurisé</text:p>
        </text:list-item>
      </text:list>
      <text:h text:style-name="P36" text:outline-level="3"><text:span text:style-name="Strong_20_Emphasis">Test de restauration</text:span></text:h>
      <text:list text:style-name="L15">
        <text:list-item>
          <text:p text:style-name="P45">Vérifier régulièrement que les sauvegardes peuvent être <text:span text:style-name="Strong_20_Emphasis">restaurées correctement</text:span></text:p>
        </text:list-item>
      </text:list>
      <text:p text:style-name="P42"/>
      <text:h text:style-name="P40" text:outline-level="2"><text:span text:style-name="Strong_20_Emphasis">3. Méthodes de sauvegarde</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Méthode</text:p>
            </table:table-cell>
            <table:table-cell table:style-name="Table1.A1" office:value-type="string">
              <text:p text:style-name="Table_20_Heading">Principe</text:p>
            </table:table-cell>
            <table:table-cell table:style-name="Table1.A1" office:value-type="string">
              <text:p text:style-name="Table_20_Heading">Restauration</text:p>
            </table:table-cell>
            <table:table-cell table:style-name="Table1.A1" office:value-type="string">
              <text:p text:style-name="Table_20_Heading">Espace utilisé</text:p>
            </table:table-cell>
          </table:table-row>
        </table:table-header-rows>
        <table:table-row>
          <table:table-cell table:style-name="Table1.A1" office:value-type="string">
            <text:p text:style-name="Table_20_Contents"><text:span text:style-name="Strong_20_Emphasis">Incrémentielle</text:span></text:p>
          </table:table-cell>
          <table:table-cell table:style-name="Table1.A1" office:value-type="string">
            <text:p text:style-name="Table_20_Contents">Lundi → totale, puis journalière <text:soft-page-break/>basée sur la dernière sauvegarde</text:p>
          </table:table-cell>
          <table:table-cell table:style-name="Table1.A1" office:value-type="string">
            <text:p text:style-name="Table_20_Contents">Tous les éléments doivent être lus <text:soft-page-break/>→ restauration plus longue</text:p>
          </table:table-cell>
          <table:table-cell table:style-name="Table1.A1" office:value-type="string">
            <text:p text:style-name="Table_20_Contents">Faible</text:p>
          </table:table-cell>
        </table:table-row>
        <table:table-row>
          <table:table-cell table:style-name="Table1.A1" office:value-type="string">
            <text:p text:style-name="Table_20_Contents"><text:span text:style-name="Strong_20_Emphasis">Différentielle</text:span></text:p>
          </table:table-cell>
          <table:table-cell table:style-name="Table1.A1" office:value-type="string">
            <text:p text:style-name="Table_20_Contents">Lundi → totale, puis journalière des fichiers modifiés depuis la totale</text:p>
          </table:table-cell>
          <table:table-cell table:style-name="Table1.A1" office:value-type="string">
            <text:p text:style-name="Table_20_Contents">Restaurer la totale + la dernière différentielle → restauration rapide</text:p>
          </table:table-cell>
          <table:table-cell table:style-name="Table1.A1" office:value-type="string">
            <text:p text:style-name="Table_20_Contents">Plus élevée</text:p>
          </table:table-cell>
        </table:table-row>
      </table:table>
      <text:p text:style-name="P38"/>
      <text:p text:style-name="P38"/>
      <text:p text:style-name="P38"/>
      <text:p text:style-name="P38"/>
      <text:p text:style-name="P46">Effacement involontaire et dégats matériel</text:p>
      <text:p text:style-name="P38">Pour éviter la perte de données due à un effacement involontaire, un endommagement de périphérique de stockage ou une sauvegarde corrompue, il est essentiel de mettre en place une stratégie de sauvegarde efficace. On distingue plusieurs types de sauvegardes : <text:span text:style-name="Strong_20_Emphasis">complète</text:span>, <text:span text:style-name="Strong_20_Emphasis">incrémentielle</text:span> et <text:span text:style-name="Strong_20_Emphasis">différentielle</text:span>.</text:p>
      <text:list text:style-name="L16">
        <text:list-item>
          <text:p text:style-name="P47">Une <text:span text:style-name="Strong_20_Emphasis">sauvegarde complète</text:span> copie l’ensemble des données à chaque fois ; elle est fiable mais prend du temps et de l’espace.</text:p>
        </text:list-item>
        <text:list-item>
          <text:p text:style-name="P47">Une <text:span text:style-name="Strong_20_Emphasis">sauvegarde incrémentielle</text:span> ne copie que les fichiers modifiés depuis la dernière sauvegarde (qu’elle soit complète ou incrémentielle), ce qui économise de l’espace mais rend la restauration plus longue.</text:p>
        </text:list-item>
        <text:list-item>
          <text:p text:style-name="P47">Une <text:span text:style-name="Strong_20_Emphasis">sauvegarde différentielle</text:span>, quant à elle, enregistre les fichiers modifiés depuis la dernière sauvegarde complète ; elle offre un bon compromis entre rapidité et sécurité.<text:line-break/>Il est recommandé d’appliquer la <text:span text:style-name="Strong_20_Emphasis">règle du 3-2-1</text:span> : conserver <text:span text:style-name="Strong_20_Emphasis">3 copies</text:span> de ses données, sur <text:span text:style-name="Strong_20_Emphasis">2 supports différents</text:span>, dont <text:span text:style-name="Strong_20_Emphasis">1 hors site</text:span> (par exemple sur le cloud). Ainsi, on réduit considérablement les risques de perte définitive des données.</text:p>
        </text:list-item>
      </text:list>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12T10:25:52.994932132</dc:date>
    <meta:editing-duration>PT58M2S</meta:editing-duration>
    <meta:editing-cycles>28</meta:editing-cycles>
    <meta:generator>LibreOffice/25.2.3.2$Linux_X86_64 LibreOffice_project/520$Build-2</meta:generator>
    <meta:document-statistic meta:table-count="2" meta:image-count="0" meta:object-count="0" meta:page-count="9" meta:paragraph-count="119" meta:word-count="1631" meta:character-count="10229" meta:non-whitespace-character-count="8767"/>
  </office:meta>
</office:document-meta>
</file>